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.725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ES" officeooo:rsid="000508ae" officeooo:paragraph-rsid="000508ae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06c30c" officeooo:paragraph-rsid="000814bf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0814bf" officeooo:paragraph-rsid="000814bf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0ad880" officeooo:paragraph-rsid="000ad880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09d16d" officeooo:paragraph-rsid="0009d16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0edbf9" officeooo:paragraph-rsid="0010b84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1209ce" officeooo:paragraph-rsid="001209ce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06c30c" officeooo:paragraph-rsid="0006c30c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06c30c" officeooo:paragraph-rsid="000814bf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0d1c24" officeooo:paragraph-rsid="000d1c24"/>
    </style:style>
    <style:style style:name="P11" style:family="paragraph" style:parent-style-name="Table_20_Contents">
      <style:paragraph-properties fo:text-align="start" style:justify-single-word="false"/>
      <style:text-properties fo:language="es" fo:country="ES" officeooo:rsid="001209ce" officeooo:paragraph-rsid="001209ce"/>
    </style:style>
    <style:style style:name="P12" style:family="paragraph" style:parent-style-name="Standard">
      <style:paragraph-properties fo:text-align="center" style:justify-single-word="false"/>
      <style:text-properties fo:language="es" fo:country="ES" fo:font-weight="bold" officeooo:rsid="0010b840" officeooo:paragraph-rsid="0010b84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s" fo:country="ES" officeooo:rsid="001209ce" officeooo:paragraph-rsid="001209ce"/>
    </style:style>
    <style:style style:name="T1" style:family="text">
      <style:text-properties officeooo:rsid="0006c30c"/>
    </style:style>
    <style:style style:name="T2" style:family="text">
      <style:text-properties officeooo:rsid="0009d16d"/>
    </style:style>
    <style:style style:name="T3" style:family="text">
      <style:text-properties officeooo:rsid="0009f7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día de las profesione<text:span text:style-name="T1">s</text:span></text:p>
      <text:p text:style-name="P8">monsieur dans un couloir – rentre dans la classe après le pompier,</text:p>
      <text:p text:style-name="P8">pompier</text:p>
      <text:p text:style-name="P9">applaudissent</text:p>
      <text:p text:style-name="P9">salle de classe – jeunes enfants – ennuyé</text:p>
      <text:p text:style-name="P8">les enfants lèvent le doigts</text:p>
      <text:p text:style-name="P9">deviennent heureux / applaudissent</text:p>
      <text:p text:style-name="P2">___</text:p>
      <text:p text:style-name="P2"/>
      <text:p text:style-name="P3">Hipótesis sobre el documento:</text:p>
      <text:p text:style-name="P3">lugar: un escuela </text:p>
      <text:p text:style-name="P3">El día de los profesiones consiste en presentar la profesión de los padres a los alumnos de la clase </text:p>
      <text:p text:style-name="P3"/>
      <text:p text:style-name="P3">En el documentos dos padres presentan su profesión</text:p>
      <text:p text:style-name="P3">El primer padre es un bombero: esta profesión <text:span text:style-name="T2">representa un sueno (héroe) para los niños</text:span></text:p>
      <text:p text:style-name="P3"/>
      <text:p text:style-name="P5">El segundo padre esta estresado <text:span text:style-name="T3">porque su hijo esta en la clase. Su hijo se esconde porque tiene vergüenza </text:span></text:p>
      <text:p text:style-name="P5"/>
      <text:p text:style-name="P4">Hipótesis sobre el profesión del padre: puede ser profesor y colega de su maestra </text:p>
      <text:p text:style-name="P4">La profesión de su padre es menos interesante que la del padre de su amigo</text:p>
      <text:p text:style-name="P4"/>
      <text:p text:style-name="P10">Champs lexicaux:</text:p>
      <text:p text:style-name="P10"/>
      <table:table table:name="Tableau1" table:style-name="Tableau1">
        <table:table-column table:style-name="Tableau1.A" table:number-columns-repeated="3"/>
        <table:table-column table:style-name="Tableau1.D"/>
        <table:table-row table:style-name="TableLine2143395171696">
          <table:table-cell table:style-name="Tableau1.A1" office:value-type="string">
            <text:p text:style-name="P6">Trabajo</text:p>
          </table:table-cell>
          <table:table-cell table:style-name="Tableau1.A1" office:value-type="string">
            <text:p text:style-name="P6">Fútbol</text:p>
          </table:table-cell>
          <table:table-cell table:style-name="Tableau1.A1" office:value-type="string">
            <text:p text:style-name="P6">Familia</text:p>
          </table:table-cell>
          <table:table-cell table:style-name="Tableau1.D1" office:value-type="string">
            <text:p text:style-name="P12">Solidaridad</text:p>
          </table:table-cell>
        </table:table-row>
        <table:table-row table:style-name="Tableau1.2">
          <table:table-cell table:style-name="Tableau1.A2" office:value-type="string">
            <text:p text:style-name="P11">Trabajo; buscar trabajo; profesiones; bombero; estar en paro</text:p>
          </table:table-cell>
          <table:table-cell table:style-name="Tableau1.A2" office:value-type="string">
            <text:p text:style-name="P11">Adversario; equipo; partido; atacar; defender; jugar; ganar; perder</text:p>
          </table:table-cell>
          <table:table-cell table:style-name="Tableau1.A2" office:value-type="string">
            <text:p text:style-name="P11">Hermano; Hermana; padres; madre; padre; abuelos</text:p>
          </table:table-cell>
          <table:table-cell table:style-name="Tableau1.D2" office:value-type="string">
            <text:p text:style-name="P11">Equipo; ayudar; unidos; todos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1-26T10:49:26.826000000</dc:date>
    <meta:editing-duration>PT51M36S</meta:editing-duration>
    <meta:editing-cycles>12</meta:editing-cycles>
    <meta:document-statistic meta:table-count="1" meta:image-count="0" meta:object-count="0" meta:page-count="1" meta:paragraph-count="25" meta:word-count="163" meta:character-count="1016" meta:non-whitespace-character-count="871"/>
  </office:meta>
</office:document-meta>
</file>